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97cm" fo:margin-left="0cm" fo:margin-right="-0.011cm" table:align="margins" style:writing-mode="lr-tb"/>
    </style:style>
    <style:style style:name="Tabela1.A" style:family="table-column">
      <style:table-column-properties style:column-width="1.651cm" style:rel-column-width="6365*"/>
    </style:style>
    <style:style style:name="Tabela1.B" style:family="table-column">
      <style:table-column-properties style:column-width="3.45cm" style:rel-column-width="13304*"/>
    </style:style>
    <style:style style:name="Tabela1.C" style:family="table-column">
      <style:table-column-properties style:column-width="4.082cm" style:rel-column-width="15735*"/>
    </style:style>
    <style:style style:name="Tabela1.D" style:family="table-column">
      <style:table-column-properties style:column-width="7.814cm" style:rel-column-width="30131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6cm" table:align="right" style:writing-mode="lr-tb"/>
    </style:style>
    <style:style style:name="Table1.A" style:family="table-column">
      <style:table-column-properties style:column-width="3.388cm"/>
    </style:style>
    <style:style style:name="Table1.B" style:family="table-column">
      <style:table-column-properties style:column-width="13.57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6cm" table:align="right" style:writing-mode="lr-tb"/>
    </style:style>
    <style:style style:name="Tabela2.A" style:family="table-column">
      <style:table-column-properties style:column-width="3.388cm"/>
    </style:style>
    <style:style style:name="Tabela2.B" style:family="table-column">
      <style:table-column-properties style:column-width="13.571cm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6cm" table:align="right" style:writing-mode="lr-tb"/>
    </style:style>
    <style:style style:name="Tabela3.A" style:family="table-column">
      <style:table-column-properties style:column-width="3.388cm"/>
    </style:style>
    <style:style style:name="Tabela3.B" style:family="table-column">
      <style:table-column-properties style:column-width="13.571cm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6cm" table:align="right" style:writing-mode="lr-tb"/>
    </style:style>
    <style:style style:name="Table2.A" style:family="table-column">
      <style:table-column-properties style:column-width="3.388cm"/>
    </style:style>
    <style:style style:name="Table2.B" style:family="table-column">
      <style:table-column-properties style:column-width="13.57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ítulo1" style:master-page-name="Standard">
      <style:paragraph-properties fo:text-align="end" style:justify-single-word="false"/>
    </style:style>
    <style:style style:name="P2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margin-left="0cm" fo:margin-right="-0.582cm" fo:text-align="end" style:justify-single-word="false" fo:text-indent="0cm" style:auto-text-indent="false"/>
      <style:text-properties style:font-name="Arial Black" fo:font-size="9pt" fo:font-weight="normal" style:font-size-asian="9pt" style:font-weight-asian="normal" style:font-weight-complex="bold"/>
    </style:style>
    <style:style style:name="P4" style:family="paragraph" style:parent-style-name="Título1">
      <style:paragraph-properties fo:text-align="end" style:justify-single-word="false"/>
    </style:style>
    <style:style style:name="P5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8" style:family="paragraph" style:parent-style-name="Standard">
      <style:paragraph-properties fo:text-align="end" style:justify-single-word="false"/>
      <style:text-properties style:font-name="Albany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end" style:justify-single-word="false"/>
      <style:text-properties style:font-name="Albany" fo:font-size="12pt" style:font-size-asian="12pt" style:font-size-complex="12pt"/>
    </style:style>
    <style:style style:name="P11" style:family="paragraph" style:parent-style-name="Título1" style:master-page-name="Converter_20_1">
      <style:paragraph-properties style:page-number="2"/>
      <style:text-properties fo:font-size="14pt" style:font-size-asian="14pt" style:font-size-complex="14pt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Table_20_Heading">
      <style:text-properties fo:color="#ffffff" style:font-name="Arial" fo:font-size="10pt" fo:font-style="normal" style:font-size-asian="10pt" style:font-style-asian="normal" style:font-size-complex="10pt" style:font-style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text-align="justify" style:justify-single-word="false" fo:orphans="0" fo:widows="0"/>
      <style:text-properties style:font-name="Arial" fo:font-size="10pt" fo:font-weight="bold" style:font-size-asian="10pt" style:font-weight-asian="bold" style:font-size-complex="10pt"/>
    </style:style>
    <style:style style:name="P16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left="0cm" fo:margin-right="0cm" fo:text-align="justify" style:justify-single-word="false" fo:orphans="0" fo:widows="0" fo:text-indent="1.27cm" style:auto-text-indent="false"/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justify" style:justify-single-word="false" fo:orphans="0" fo:widows="0"/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justify" style:justify-single-word="false" fo:orphans="0" fo:widows="0"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use-window-font-color="true"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use-window-font-color="true" style:font-name="Arial" fo:font-size="10pt" fo:font-weight="bold" fo:background-color="transparent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style:use-window-font-color="true" style:font-name="Arial" fo:font-size="10pt" fo:background-color="transparent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use-window-font-color="true" style:font-name="Arial" fo:font-size="10pt" style:font-size-asian="10pt" style:font-size-complex="10pt"/>
    </style:style>
    <style:style style:name="P32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use-window-font-color="true" style:font-name="Arial" fo:font-size="10pt" style:font-size-asian="10pt" style:font-size-complex="10pt"/>
    </style:style>
    <style:style style:name="P33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use-window-font-color="true" style:font-name="Arial" fo:font-size="10pt" fo:font-style="normal" style:font-size-asian="10pt" style:font-style-asian="normal" style:font-size-complex="10pt" style:font-style-complex="normal"/>
    </style:style>
    <style:style style:name="P34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use-window-font-color="true" style:font-name="Arial" fo:font-size="10pt" style:font-size-asian="10pt" style:font-size-complex="10pt"/>
    </style:style>
    <style:style style:name="P35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use-window-font-color="true" style:font-name="Arial" fo:font-size="10pt" style:font-size-asian="10pt" style:font-size-complex="10pt"/>
    </style:style>
    <style:style style:name="P3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use-window-font-color="true" style:font-name="Arial" fo:font-size="10pt" fo:font-style="normal" style:font-size-asian="10pt" style:font-style-asian="normal" style:font-size-complex="10pt" style:font-style-complex="normal"/>
    </style:style>
    <style:style style:name="P3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Albany" fo:font-size="12pt" style:font-size-asian="12pt" style:font-size-complex="12pt"/>
    </style:style>
    <style:style style:name="T6" style:family="text">
      <style:text-properties style:font-name="Albany" fo:font-size="12pt" style:font-size-asian="12pt" style:font-size-complex="12pt"/>
    </style:style>
    <style:style style:name="T7" style:family="text">
      <style:text-properties style:font-name="Arial1"/>
    </style:style>
    <style:style style:name="T8" style:family="text">
      <style:text-properties style:use-window-font-color="true" fo:background-color="transparent"/>
    </style:style>
    <style:style style:name="T9" style:family="text">
      <style:text-properties fo:color="#000000" style:font-name="ARi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0000" style:font-name="ARial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3">http://escola.berlios.de</text:span><text:span text:style-name="T2"><text:line-break/></text:span><text:line-break/>Sistema de Gerência Acadêmica:<text:line-break/>Ensino, Pesquisa e Extensão</text:p>
      <text:p text:style-name="P5"/>
      <text:p text:style-name="P5"><text:s/></text:p>
      <text:p text:style-name="P4"/>
      <text:p text:style-name="P4">UC – <text:span text:style-name="T4">Documentos</text:span></text:p>
      <text:p text:style-name="P6"/>
      <text:p text:style-name="P4"/>
      <text:p text:style-name="P7"/>
      <text:p text:style-name="P7">Versão 0.3</text:p>
      <text:p text:style-name="Standard"><text:s/></text:p>
      <text:p text:style-name="Standard"/>
      <text:p text:style-name="Standard"/>
      <text:p text:style-name="Standard"/>
      <text:p text:style-name="Standard"/>
      <text:p text:style-name="P8"/>
      <text:p text:style-name="P9"><text:span text:style-name="T5">Fábio Nogueira de Lucena<text:line-break/></text:span><text:a xlink:type="simple" xlink:href="mailto:fabio@inf.ufg.br"><text:span text:style-name="T6">fabio@inf.ufg.br</text:span></text:a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Goiânia, Junho de 2006</text:p>
      <text:p text:style-name="P9"><text:line-break/></text:p>
      <text:p text:style-name="P11">Histórico de Revisões</text:p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3">Versão</text:p>
            </table:table-cell>
            <table:table-cell table:style-name="Tabela1.A1" office:value-type="string">
              <text:p text:style-name="P13">Última Mudança</text:p>
            </table:table-cell>
            <table:table-cell table:style-name="Tabela1.A1" office:value-type="string">
              <text:p text:style-name="P13">Responsáveis</text:p>
            </table:table-cell>
            <table:table-cell table:style-name="Tabela1.D1" office:value-type="string">
              <text:p text:style-name="P13">Descrição</text:p>
            </table:table-cell>
          </table:table-row>
        </table:table-header-rows>
        <table:table-row>
          <table:table-cell table:style-name="Tabela1.A2" office:value-type="string">
            <text:p text:style-name="P14">0.1</text:p>
          </table:table-cell>
          <table:table-cell table:style-name="Tabela1.A2" office:value-type="string">
            <text:p text:style-name="P14">08/06/2006</text:p>
          </table:table-cell>
          <table:table-cell table:style-name="Tabela1.A2" office:value-type="string">
            <text:p text:style-name="P14">A1,A2,A11,A12,A13,A14 e A7(Gerente)</text:p>
          </table:table-cell>
          <table:table-cell table:style-name="Tabela1.D2" office:value-type="string">
            <text:p text:style-name="P14">Revisão dos casos de uso.</text:p>
          </table:table-cell>
        </table:table-row>
        <table:table-row>
          <table:table-cell table:style-name="Tabela1.A2" office:value-type="string">
            <text:p text:style-name="P14">0.2</text:p>
          </table:table-cell>
          <table:table-cell table:style-name="Tabela1.A2" office:value-type="string">
            <text:p text:style-name="P14">15/06/2006</text:p>
          </table:table-cell>
          <table:table-cell table:style-name="Tabela1.A2" office:value-type="string">
            <text:p text:style-name="P14">A10, A11, A15 e A16</text:p>
          </table:table-cell>
          <table:table-cell table:style-name="Tabela1.D2" office:value-type="string">
            <text:p text:style-name="P14">- Mudança <text:s/>no padrão de formatação dos Casos de Uso;</text:p>
            <text:p text:style-name="P14">- Ordenar casos de uso em seqüência usual do processo;</text:p>
            <text:p text:style-name="P14">- Verificar se os casos de uso estão contemplando regras de negócio;</text:p>
            <text:p text:style-name="P14">- Adicionar referências a requisitos não funcionais.</text:p>
            <text:p text:style-name="P14">- Definição de Prioridade</text:p>
          </table:table-cell>
        </table:table-row>
        <table:table-row>
          <table:table-cell table:style-name="Tabela1.A2" office:value-type="string">
            <text:p text:style-name="P14">0.3</text:p>
          </table:table-cell>
          <table:table-cell table:style-name="Tabela1.A2" office:value-type="string">
            <text:p text:style-name="P14">22/06/2206</text:p>
          </table:table-cell>
          <table:table-cell table:style-name="Tabela1.A2" office:value-type="string">
            <text:p text:style-name="P14">A5, A6, A9 e A16</text:p>
          </table:table-cell>
          <table:table-cell table:style-name="Tabela1.D2" office:value-type="string">
            <text:p text:style-name="P14">- Atualização das referências aos Requisitos Não Funcionais;</text:p>
            <text:p text:style-name="P14">- Exclusão da Legenda para Pacotes de Requisitos Não Funcionais<text:span text:style-name="T7">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Preâmbulo </text:p>
      <text:p text:style-name="P16"/>
      <text:p text:style-name="P17">Os casos de uso aqui descritos auxiliam a gerência de documentos: diplomas, certificados, comprovantes e outros. Todos os documentos emitidos pelo sistema serão “acompanhados”, ou seja, se um histórico é emitido, então o sistema poderá reconhecer a emissão, quando ela ocorreu e quem emitiu, por exemplo. Este recurso permitirá, por exemplo, que documentos possam ser facilmente validados.</text:p>
      <text:p text:style-name="P18"/>
      <text:p text:style-name="P19"/>
      <text:p text:style-name="P20">1 – Caso de Uso DO.1 - <text:span text:style-name="T8">Cadastrar Categoria de Documento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Caso de uso:</text:p>
          </table:table-cell>
          <table:table-cell table:style-name="Table1.B1" office:value-type="string">
            <text:p text:style-name="P22">Cadastrar Categoria de Documento</text:p>
          </table:table-cell>
        </table:table-row>
        <table:table-row>
          <table:table-cell table:style-name="Table1.A2" office:value-type="string">
            <text:p text:style-name="P23">ID:</text:p>
          </table:table-cell>
          <table:table-cell table:style-name="Table1.B2" office:value-type="string">
            <text:p text:style-name="P24">DO.1</text:p>
          </table:table-cell>
        </table:table-row>
        <table:table-row>
          <table:table-cell table:style-name="Table1.A2" office:value-type="string">
            <text:p text:style-name="P25">Propósito:</text:p>
          </table:table-cell>
          <table:table-cell table:style-name="Table1.B2" office:value-type="string">
            <text:p text:style-name="P26">Este caso de uso tem como função cadastrar as novas categorias de documentos</text:p>
          </table:table-cell>
        </table:table-row>
        <table:table-row>
          <table:table-cell table:style-name="Table1.A2" office:value-type="string">
            <text:p text:style-name="P23">Descrição:</text:p>
          </table:table-cell>
          <table:table-cell table:style-name="Table1.B2" office:value-type="string">
            <text:p text:style-name="P27">A Coordenação insere novos dados da nova categoria de documentos, tais como: histórico, termo de responsabilidade, diploma, comprovante, certificado, etc</text:p>
          </table:table-cell>
        </table:table-row>
        <table:table-row>
          <table:table-cell table:style-name="Table1.A2" office:value-type="string">
            <text:p text:style-name="P23">Ator(es):</text:p>
          </table:table-cell>
          <table:table-cell table:style-name="Table1.B2" office:value-type="string">
            <text:p text:style-name="P28">Coordenação</text:p>
          </table:table-cell>
        </table:table-row>
        <table:table-row>
          <table:table-cell table:style-name="Table1.A2" office:value-type="string">
            <text:p text:style-name="P23">Fluxo Principal:</text:p>
          </table:table-cell>
          <table:table-cell table:style-name="Table1.B2" office:value-type="string">
            <text:p text:style-name="P29">01 <text:s/>Coordenação preenche a Categoria de Documento;</text:p>
            <text:p text:style-name="P29">02 <text:s/>Coordenação requisita a confirmação da operação;</text:p>
            <text:p text:style-name="P27">03 Sistema confirma a operação, cadastrando a categoria de documento.</text:p>
          </table:table-cell>
        </table:table-row>
        <table:table-row>
          <table:table-cell table:style-name="Table1.A2" office:value-type="string">
            <text:p text:style-name="P23">Fluxo Alternativo:</text:p>
          </table:table-cell>
          <table:table-cell table:style-name="Table1.B2" office:value-type="string">
            <text:p text:style-name="P27">No item 02, o sistema exibe mensagem contendo campos obrigatórios que não foram preenchidos e aqueles contendo informações inconsistentes, o sistema sugere que sejam fornecidas e alteradas, respectivamente</text:p>
          </table:table-cell>
        </table:table-row>
        <table:table-row>
          <table:table-cell table:style-name="Table1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1.B"/>
              <table:table-row>
                <table:table-cell table:style-name="Table1.B2" office:value-type="string">
                  <text:p text:style-name="P28">Regras de Negócio: Não se aplica</text:p>
                </table:table-cell>
              </table:table-row>
              <table:table-row>
                <table:table-cell table:style-name="Table1.B2" office:value-type="string">
                  <text:p text:style-name="P23">Não Funcionais: <text:span text:style-name="T9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23">Prioridade:</text:p>
          </table:table-cell>
          <table:table-cell table:style-name="Table1.B2" office:value-type="string">
            <text:p text:style-name="P23">Alta</text:p>
          </table:table-cell>
        </table:table-row>
      </table:table>
      <text:p text:style-name="P19"/>
      <text:p text:style-name="P19"/>
      <text:p text:style-name="P20">2 – Cado de Uso DO.2 – Gerar Documento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0">Caso de uso:</text:p>
          </table:table-cell>
          <table:table-cell table:style-name="Tabela2.B1" office:value-type="string">
            <text:p text:style-name="P22">Gerar Documento</text:p>
          </table:table-cell>
        </table:table-row>
        <table:table-row>
          <table:table-cell table:style-name="Tabela2.A2" office:value-type="string">
            <text:p text:style-name="P31">ID:</text:p>
          </table:table-cell>
          <table:table-cell table:style-name="Tabela2.B2" office:value-type="string">
            <text:p text:style-name="P24">DO.2</text:p>
          </table:table-cell>
        </table:table-row>
        <table:table-row>
          <table:table-cell table:style-name="Tabela2.A2" office:value-type="string">
            <text:p text:style-name="P25">Propósito:</text:p>
          </table:table-cell>
          <table:table-cell table:style-name="Tabela2.B2" office:value-type="string">
            <text:p text:style-name="P26">Este caso de uso tem como função criar modelos de documentos com diversas categorias</text:p>
          </table:table-cell>
        </table:table-row>
        <table:table-row>
          <table:table-cell table:style-name="Tabela2.A2" office:value-type="string">
            <text:p text:style-name="P31">Descrição:</text:p>
          </table:table-cell>
          <table:table-cell table:style-name="Tabela2.B2" office:value-type="string">
            <text:p text:style-name="P32">A <text:span text:style-name="T10">Coordenação</text:span> <text:s/>seleciona um categoria e insere novos dados para a criação de modelos de documentos com diversas categorias para serem emitidos posteriormente</text:p>
          </table:table-cell>
        </table:table-row>
        <table:table-row>
          <table:table-cell table:style-name="Tabela2.A2" office:value-type="string">
            <text:p text:style-name="P31">Ator(es):</text:p>
          </table:table-cell>
          <table:table-cell table:style-name="Tabela2.B2" office:value-type="string">
            <text:p text:style-name="P28">Coordenação</text:p>
          </table:table-cell>
        </table:table-row>
        <table:table-row>
          <table:table-cell table:style-name="Tabela2.A2" office:value-type="string">
            <text:p text:style-name="P31">Fluxo Principal:</text:p>
          </table:table-cell>
          <table:table-cell table:style-name="Tabela2.B2" office:value-type="string">
            <text:p text:style-name="P33">01 <text:s/><text:span text:style-name="T10">Coordenação</text:span> selecionar uma Categoria de Documento;</text:p>
            <text:p text:style-name="P34">02 <text:s/><text:span text:style-name="T10">Coordenação</text:span> preenche as informações para gerar o documento;</text:p>
            <text:p text:style-name="P34">03 <text:s/><text:span text:style-name="T10">Coordenação</text:span> requisita a confirmação da operação;</text:p>
            <text:p text:style-name="P32">04 <text:s/>Sistema confirma a operação, gerando o documento.</text:p>
          </table:table-cell>
        </table:table-row>
        <table:table-row>
          <table:table-cell table:style-name="Tabela2.A2" office:value-type="string">
            <text:p text:style-name="P31">Fluxo Alternativo:</text:p>
          </table:table-cell>
          <table:table-cell table:style-name="Tabela2.B2" office:value-type="string">
            <text:p text:style-name="P32">No item 03, o sistema exibe mensagem contendo campos obrigatórios que não foram preenchidos e aqueles contendo informações inconsistentes, o sistema sugere que sejam fornecidas e alteradas, respectivamente</text:p>
          </table:table-cell>
        </table:table-row>
        <table:table-row>
          <table:table-cell table:style-name="Tabela2.A2" office:value-type="string">
            <text:p text:style-name="P31">Referências: </text:p>
            <text:p text:style-name="P31"/>
          </table:table-cell>
          <table:table-cell>
            <table:table table:is-sub-table="true">
              <table:table-column table:style-name="Tabela2.B"/>
              <table:table-row>
                <table:table-cell table:style-name="Tabela2.B2" office:value-type="string">
                  <text:p text:style-name="P35">Regras de Negócio: Não se aplica</text:p>
                </table:table-cell>
              </table:table-row>
              <table:table-row>
                <table:table-cell table:style-name="Tabela2.B2" office:value-type="string">
                  <text:p text:style-name="P31">Não Funcionais: <text:span text:style-name="T11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ela2.A2" office:value-type="string">
            <text:p text:style-name="P31">Prioridade:</text:p>
          </table:table-cell>
          <table:table-cell table:style-name="Tabela2.B2" office:value-type="string">
            <text:p text:style-name="P31">Alta</text:p>
          </table:table-cell>
        </table:table-row>
      </table:table>
      <text:p text:style-name="P19"/>
      <text:p text:style-name="P19"/>
      <text:p text:style-name="P20">3 – Caso de Uso DO.3 - <text:span text:style-name="T8">Emitir Documento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0">Caso de uso:</text:p>
          </table:table-cell>
          <table:table-cell table:style-name="Tabela3.B1" office:value-type="string">
            <text:p text:style-name="P22">Emitir Documento</text:p>
          </table:table-cell>
        </table:table-row>
        <table:table-row>
          <table:table-cell table:style-name="Tabela3.A2" office:value-type="string">
            <text:p text:style-name="P31">ID:</text:p>
          </table:table-cell>
          <table:table-cell table:style-name="Tabela3.B2" office:value-type="string">
            <text:p text:style-name="P24">DO.3</text:p>
          </table:table-cell>
        </table:table-row>
        <table:table-row>
          <table:table-cell table:style-name="Tabela3.A2" office:value-type="string">
            <text:p text:style-name="P25">Propósito:</text:p>
          </table:table-cell>
          <table:table-cell table:style-name="Tabela3.B2" office:value-type="string">
            <text:p text:style-name="P26">Este caso de uso tem como função descrever a emissão de um documento selecionado</text:p>
          </table:table-cell>
        </table:table-row>
        <table:table-row>
          <table:table-cell table:style-name="Tabela3.A2" office:value-type="string">
            <text:p text:style-name="P31">Descrição:</text:p>
          </table:table-cell>
          <table:table-cell table:style-name="Tabela3.B2" office:value-type="string">
            <text:p text:style-name="P27">Este Caso de Uso emite um documento selecionado</text:p>
          </table:table-cell>
        </table:table-row>
        <table:table-row>
          <table:table-cell table:style-name="Tabela3.A2" office:value-type="string">
            <text:p text:style-name="P31">Ator(es):</text:p>
          </table:table-cell>
          <table:table-cell table:style-name="Tabela3.B2" office:value-type="string">
            <text:p text:style-name="P28">Secretaria</text:p>
          </table:table-cell>
        </table:table-row>
        <table:table-row>
          <table:table-cell table:style-name="Tabela3.A2" office:value-type="string">
            <text:p text:style-name="P31">Fluxo Principal:</text:p>
          </table:table-cell>
          <table:table-cell table:style-name="Tabela3.B2" office:value-type="string">
            <text:p text:style-name="P36">01 <text:s/><text:span text:style-name="T10">Secretaria</text:span> seleciona um Documento;</text:p>
            <text:p text:style-name="P36">02 <text:s/><text:span text:style-name="T10">Secretaria</text:span> seleciona uma Pessoa Física;</text:p>
            <text:p text:style-name="P34">03 <text:s/><text:span text:style-name="T10">Secretaria</text:span> requisita a confirmação da operação;</text:p>
            <text:p text:style-name="P32">04 <text:s/>Sistema confirma a operação, emitindo o documento.</text:p>
          </table:table-cell>
        </table:table-row>
        <table:table-row>
          <table:table-cell table:style-name="Tabela3.A2" office:value-type="string">
            <text:p text:style-name="P31">Fluxo Alternativo:</text:p>
          </table:table-cell>
          <table:table-cell table:style-name="Tabela3.B2" office:value-type="string">
            <text:p text:style-name="P32">No item 03, caso o usuário não tenha autorização para emitir o documento, o caso de uso termina</text:p>
          </table:table-cell>
        </table:table-row>
        <table:table-row>
          <table:table-cell table:style-name="Tabela3.A2" office:value-type="string">
            <text:p text:style-name="P31">Referências: </text:p>
            <text:p text:style-name="P31"/>
          </table:table-cell>
          <table:table-cell>
            <table:table table:is-sub-table="true">
              <table:table-column table:style-name="Tabela3.B"/>
              <table:table-row>
                <table:table-cell table:style-name="Tabela3.B2" office:value-type="string">
                  <text:p text:style-name="P35">Regras de Negócio: Não se aplica</text:p>
                </table:table-cell>
              </table:table-row>
              <table:table-row>
                <table:table-cell table:style-name="Tabela3.B2" office:value-type="string">
                  <text:p text:style-name="P31">Não Funcionais: <text:span text:style-name="T11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ela3.A2" office:value-type="string">
            <text:p text:style-name="P31">Prioridade:</text:p>
          </table:table-cell>
          <table:table-cell table:style-name="Tabela3.B2" office:value-type="string">
            <text:p text:style-name="P31">Alta</text:p>
          </table:table-cell>
        </table:table-row>
      </table:table>
      <text:p text:style-name="P19"/>
      <text:p text:style-name="P19"/>
      <text:p text:style-name="P20">4 – Caso de uso DO. 4 - Concultar Documento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0">Caso de uso:</text:p>
          </table:table-cell>
          <table:table-cell table:style-name="Table2.B1" office:value-type="string">
            <text:p text:style-name="P22">Consultar Documento</text:p>
          </table:table-cell>
        </table:table-row>
        <table:table-row>
          <table:table-cell table:style-name="Table2.A2" office:value-type="string">
            <text:p text:style-name="P31">ID:</text:p>
          </table:table-cell>
          <table:table-cell table:style-name="Table2.B2" office:value-type="string">
            <text:p text:style-name="P24">DO.4</text:p>
          </table:table-cell>
        </table:table-row>
        <table:table-row>
          <table:table-cell table:style-name="Table2.A2" office:value-type="string">
            <text:p text:style-name="P25">Propósito:</text:p>
          </table:table-cell>
          <table:table-cell table:style-name="Table2.B2" office:value-type="string">
            <text:p text:style-name="P26">Este caso de uso tem como função consultar um documento através do sistema</text:p>
          </table:table-cell>
        </table:table-row>
        <table:table-row>
          <table:table-cell table:style-name="Table2.A2" office:value-type="string">
            <text:p text:style-name="P31">Descrição:</text:p>
          </table:table-cell>
          <table:table-cell table:style-name="Table2.B2" office:value-type="string">
            <text:p text:style-name="P32">Os documentos consultados pela secretaria através do sistema poderão ser emitidos. <text:s/>A categoria de documento, a data em que foi gerado e a pessoa física, se for o caso, serão critérios utilizados para localizar o documento que se deseja consultar</text:p>
          </table:table-cell>
        </table:table-row>
        <table:table-row>
          <table:table-cell table:style-name="Table2.A2" office:value-type="string">
            <text:p text:style-name="P31">Ator(es):</text:p>
          </table:table-cell>
          <table:table-cell table:style-name="Table2.B2" office:value-type="string">
            <text:p text:style-name="P28">Secretaria</text:p>
          </table:table-cell>
        </table:table-row>
        <table:table-row>
          <table:table-cell table:style-name="Table2.A2" office:value-type="string">
            <text:p text:style-name="P31">Fluxo Principal:</text:p>
          </table:table-cell>
          <table:table-cell table:style-name="Table2.B2" office:value-type="string">
            <text:p text:style-name="P33">01 <text:s/><text:span text:style-name="T10">Secretaria</text:span> seleciona uma Pessoa Física;</text:p>
            <text:p text:style-name="P34">02 <text:s/>Sistema disponibiliza as listas de documentos relacionados à Pessoa;</text:p>
            <text:p text:style-name="P34">03 <text:s/><text:span text:style-name="T10">Secretaria</text:span> seleciona o documento para obter a consulta;</text:p>
            <text:p text:style-name="P34">03 <text:s/><text:span text:style-name="T10">Secretaria</text:span> requisita a confirmação da operação;</text:p>
            <text:p text:style-name="P32">04 Sistema confirma a operação, disponibilizando as informações do documento selecionado.</text:p>
          </table:table-cell>
        </table:table-row>
        <table:table-row>
          <table:table-cell table:style-name="Table2.A2" office:value-type="string">
            <text:p text:style-name="P31">Fluxo Alternativo:</text:p>
          </table:table-cell>
          <table:table-cell table:style-name="Table2.B2" office:value-type="string">
            <text:p text:style-name="P32">Não possui fluxo alternativo</text:p>
          </table:table-cell>
        </table:table-row>
        <table:table-row>
          <table:table-cell table:style-name="Table2.A2" office:value-type="string">
            <text:p text:style-name="P31">Referências: </text:p>
            <text:p text:style-name="P31"/>
          </table:table-cell>
          <table:table-cell>
            <table:table table:is-sub-table="true">
              <table:table-column table:style-name="Table2.B"/>
              <table:table-row>
                <table:table-cell table:style-name="Table2.B2" office:value-type="string">
                  <text:p text:style-name="P35">Regras de Negócio: Não se aplica</text:p>
                </table:table-cell>
              </table:table-row>
              <table:table-row>
                <table:table-cell table:style-name="Table2.B2" office:value-type="string">
                  <text:p text:style-name="P31">Não Funcionais: <text:span text:style-name="T11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2.A2" office:value-type="string">
            <text:p text:style-name="P31">Prioridade:</text:p>
          </table:table-cell>
          <table:table-cell table:style-name="Table2.B2" office:value-type="string">
            <text:p text:style-name="P31">Baixa</text:p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6.96cm" fo:margin-left="0.002cm" fo:margin-right="0.025cm" table:align="margins" style:writing-mode="lr-tb"/>
    </style:style>
    <style:style style:name="Tabela10.A" style:family="table-column">
      <style:table-column-properties style:column-width="11.054cm" style:rel-column-width="42712*"/>
    </style:style>
    <style:style style:name="Tabela10.B" style:family="table-column">
      <style:table-column-properties style:column-width="5.906cm" style:rel-column-width="22823*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6.993cm" fo:margin-left="0cm" fo:margin-right="-0.007cm" table:align="margins" style:writing-mode="lr-tb"/>
    </style:style>
    <style:style style:name="Tabela9.A" style:family="table-column">
      <style:table-column-properties style:column-width="4.574cm" style:rel-column-width="17637*"/>
    </style:style>
    <style:style style:name="Tabela9.B" style:family="table-column">
      <style:table-column-properties style:column-width="7.706cm" style:rel-column-width="29722*"/>
    </style:style>
    <style:style style:name="Tabela9.C" style:family="table-column">
      <style:table-column-properties style:column-width="4.713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9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text-align="end" style:justify-single-word="false" style:snap-to-layout-grid="false"/>
    </style:style>
    <style:style style:name="P12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lbany" fo:font-size="8pt" style:font-size-asian="8pt"/>
    </style:style>
    <style:style style:name="T3" style:family="text">
      <style:text-properties style:font-name="Symbol" fo:font-size="8pt" style:font-size-asian="8pt"/>
    </style:style>
    <style:style style:name="T4" style:family="text" style:parent-style-name="Page_20_Number">
      <style:text-properties fo:font-size="8pt" style:font-size-asian="8pt"/>
    </style:style>
    <style:style style:name="T5" style:family="text" style:parent-style-name="Page_20_Number">
      <style:text-properties style:font-name="Albany"/>
    </style:style>
    <style:style style:name="T6" style:family="text" style:parent-style-name="Page_20_Number">
      <style:text-properties style:font-name="Albany" fo:font-size="8pt" style:font-size-asian="8pt"/>
    </style:style>
    <style:style style:name="T7" style:family="text">
      <style:text-properties style:font-name="Arial" fo:font-size="8pt" style:font-size-asian="8pt" style:font-name-complex="Arial"/>
    </style:style>
    <style:style style:name="T8" style:family="text" style:parent-style-name="Page_20_Number">
      <style:text-properties fo:font-size="8pt" style:font-size-asian="8pt" style:font-name-complex="Arial"/>
    </style:style>
    <style:style style:name="T9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011cm" fo:margin-right="2.002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1.984cm" fo:margin-right="2.028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6.986cm" svg:height="5.396cm" draw:z-index="0"><draw:text-box><text:p text:style-name="P1"/><text:p text:style-name="P1"/><text:p text:style-name="P1"/><text:p text:style-name="P1"/><text:p text:style-name="P2"/><text:p text:style-name="P1"/><text:p text:style-name="P3"/><text:p text:style-name="P4">Universidade Federal de Goiás<text:line-break/>Instituto de Informática</text:p><text:p text:style-name="P5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6">Escola</text:p>
            </table:table-cell>
            <table:table-cell table:style-name="Tabela10.B1" office:value-type="string">
              <text:p text:style-name="P7"><text:s text:c="2"/>Versão: <text:s/>0.3</text:p>
            </table:table-cell>
          </table:table-row>
          <table:table-row table:style-name="Tabela10.1">
            <table:table-cell table:style-name="Tabela10.A2" office:value-type="string">
              <text:p text:style-name="P8">UC – <text:span text:style-name="T1">Documentos</text:span></text:p>
            </table:table-cell>
            <table:table-cell table:style-name="Tabela10.B2" office:value-type="string">
              <text:p text:style-name="P8"><text:s text:c="2"/>Data: <text:s/>22/06/2006</text:p>
            </table:table-cell>
          </table:table-row>
        </table:table>
        <text:p text:style-name="Header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9">Confidencial</text:p>
            </table:table-cell>
            <table:table-cell table:style-name="Tabela9.A1" office:value-type="string">
              <text:p text:style-name="P10"><text:span text:style-name="T2">Copyright </text:span><text:span text:style-name="T3"></text:span><text:span text:style-name="T2"> 2006—2000 Fábio Nogueira de Lucena</text:span></text:p>
            </table:table-cell>
            <table:table-cell table:style-name="Tabela9.A1" office:value-type="string">
              <text:p text:style-name="P11"><text:span text:style-name="T2">Página </text:span><text:span text:style-name="T4"><text:page-number text:select-page="current">7</text:page-number></text:span><text:span text:style-name="T5"> </text:span><text:span text:style-name="T6">de </text:span><text:span text:style-name="T4"><text:page-count style:num-format="1">7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6">Escola</text:p>
            </table:table-cell>
            <table:table-cell table:style-name="Tabela12.B1" office:value-type="string">
              <text:p text:style-name="P7"><text:s text:c="2"/>Versão: <text:s/>0.9f</text:p>
            </table:table-cell>
          </table:table-row>
          <table:table-row table:style-name="Tabela12.1">
            <table:table-cell table:style-name="Tabela12.A2" office:value-type="string">
              <text:p text:style-name="P8">Visão</text:p>
            </table:table-cell>
            <table:table-cell table:style-name="Tabela12.B2" office:value-type="string">
              <text:p text:style-name="P8"><text:s text:c="2"/>Data: <text:s/>09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2">Confidencial</text:p>
            </table:table-cell>
            <table:table-cell table:style-name="Tabela11.A1" office:value-type="string">
              <text:p text:style-name="P10"><text:span text:style-name="T7">Copyright </text:span><text:span text:style-name="T3"></text:span><text:span text:style-name="T7"> 2006—2000 Fábio Nogueira de Lucena</text:span></text:p>
            </table:table-cell>
            <table:table-cell table:style-name="Tabela11.A1" office:value-type="string">
              <text:p text:style-name="P11"><text:span text:style-name="T7">Página </text:span><text:span text:style-name="T8"><text:page-number text:select-page="current">7</text:page-number></text:span><text:span text:style-name="T9"> de </text:span><text:span text:style-name="T8"><text:page-count style:num-format="1">7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dc:title>Documento Visão</dc:title>
    <dc:subject>Projeto Escola</dc:subject>
    <meta:initial-creator>Fábio Nogueira de Lucena</meta:initial-creator>
    <meta:creation-date>2004-04-30T18:17:00</meta:creation-date>
    <dc:creator>Roberto Monteiro</dc:creator>
    <dc:date>2006-06-22T23:23:52</dc:date>
    <meta:print-date>2003-09-02T15:56:00</meta:print-date>
    <dc:language>pt-BR</dc:language>
    <meta:editing-cycles>51</meta:editing-cycles>
    <meta:editing-duration>PT2H27M32S</meta:editing-duration>
    <meta:user-defined meta:name="Info 1"/>
    <meta:user-defined meta:name="Info 2"/>
    <meta:user-defined meta:name="Info 3"/>
    <meta:user-defined meta:name="Info 4"/>
    <meta:document-statistic meta:table-count="9" meta:image-count="0" meta:object-count="0" meta:page-count="7" meta:paragraph-count="140" meta:word-count="776" meta:character-count="4914"/>
  </office:meta>
</office:document-meta>
</file>